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" fo:font-size="11pt" officeooo:rsid="0016fcfe" style:font-size-asian="11pt" style:font-size-complex="11pt"/>
    </style:style>
    <style:style style:name="P2" style:family="paragraph" style:parent-style-name="Standard">
      <style:text-properties fo:color="#000000" loext:opacity="100%" style:font-name="Arial" fo:font-size="11pt" fo:font-weight="bold" officeooo:rsid="0016fcfe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3 task: </text:p>
      <text:p text:style-name="P1"/>
      <text:p text:style-name="P1">From the starter code provided modify and convert the HTML and JS files so that your outcome is a calculator where the User can pick their operation (+, -, /, x) and receive a result based on the values they provid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8:46:50.840000000</meta:creation-date>
    <dc:date>2024-01-24T11:41:05.779000000</dc:date>
    <meta:editing-duration>PT2M29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" meta:word-count="44" meta:character-count="230" meta:non-whitespace-character-count="186"/>
  </office:meta>
</office:document-meta>
</file>